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5">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Anjelo Jurquina</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March 23,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_navbar.html.erb </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ext:span><text:span text:style-name="T3">bottom</text:span><text:span text:style-name="T9">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text:span><text:span text:style-name="T3">ambiguity</text:span><text:span text:style-name="T9">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4748193654459698675"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10959180942673" text:continue-numbering="true" text:style-name="WWNum1">
        <text:list-item>
          <text:p text:style-name="P15"/>
        </text:list-item>
        <text:list-item>
          <text:p text:style-name="P15"/>
        </text:list-item>
      </text:list>
      <text:p text:style-name="P5"/>
      <text:p text:style-name="P5"/>
      <text:p text:style-name="P5"/>
      <text:p text:style-name="P5"/>
      <text:list xml:id="list10958555047441" text:continue-numbering="true" text:style-name="WWNum1">
        <text:list-item>
          <text:p text:style-name="P16"><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2" meta:word-count="382" meta:character-count="2314" meta:non-whitespace-character-count="1988"/>
    <meta:generator>LibreOfficeDev/5.1.0.3$Linux_X86_64 LibreOffice_project/</meta:generator>
  </office:meta>
</office:document-meta>
</file>